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 style:data-style-name="N125">
      <style:table-cell-properties fo:background-color="#ff6633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10" style:family="table-cell" style:parent-style-name="Default" style:data-style-name="N60">
      <style:table-cell-properties fo:background-color="#ff6633"/>
    </style:style>
    <style:style style:name="ce11" style:family="table-cell" style:parent-style-name="Default" style:data-style-name="N61"/>
    <style:style style:name="ce12" style:family="table-cell" style:parent-style-name="Default" style:data-style-name="N125"/>
    <style:style style:name="ce1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in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0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s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Plot of phase-space x-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Hat*x+1e-7*ux*jHat</text:p>
          </table:table-cell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oltzmann's constant</text:p>
          </table:table-cell>
          <table:table-cell table:style-name="ce4" office:value-type="string" calcext:value-type="string">
            <text:p>k_B</text:p>
          </table:table-cell>
          <table:table-cell table:style-name="ce13" table:formula="of:=['file:///home/thughe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ectric charge</text:p>
          </table:table-cell>
          <table:table-cell table:style-name="ce4" office:value-type="string" calcext:value-type="string">
            <text:p>q_e</text:p>
          </table:table-cell>
          <table:table-cell table:style-name="ce13" table:formula="of:=['file:///home/thughe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ton mass</text:p>
          </table:table-cell>
          <table:table-cell table:style-name="ce4" office:value-type="string" calcext:value-type="string">
            <text:p>M_p</text:p>
          </table:table-cell>
          <table:table-cell table:style-name="ce11" table:formula="of:=['file:///home/thughe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</table:table-row>
      </table:table>
      <table:table table:name="'file:///home/thughe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" office:value-type="float" office:value="1.3806504E-023">
            <text:p>1.3806504E-023</text:p>
          </table:table-cell>
        </table:table-row>
        <table:table-row table:number-rows-repeated="6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.00727646677">
            <text:p>1.00727646677</text:p>
          </table:table-cell>
        </table:table-row>
      </table:table>
      <table:named-expressions>
        <table:named-range table:name="Cs" table:base-cell-address="$input.$D$23" table:cell-range-address="$input.$E$34"/>
        <table:named-range table:name="dx_av" table:base-cell-address="$input.$D$11" table:cell-range-address="$input.$E$13"/>
        <table:named-range table:name="Fi" table:base-cell-address="$input.$D$25" table:cell-range-address="$input.$E$37"/>
        <table:named-range table:name="k_B" table:base-cell-address="$consts.$E$3" table:cell-range-address="$consts.$F$3"/>
        <table:named-range table:name="lambda" table:base-cell-address="$input.$D$12" table:cell-range-address="$input.$E$15"/>
        <table:named-range table:name="M_p" table:base-cell-address="$consts.$E$4" table:cell-range-address="$consts.$F$7"/>
        <table:named-range table:name="ncell" table:base-cell-address="$input.$D$9" table:cell-range-address="$input.$E$11"/>
        <table:named-range table:name="N_0" table:base-cell-address="$input.$D$16" table:cell-range-address="$input.$E$22"/>
        <table:named-range table:name="omega_p" table:base-cell-address="$input.$D$19" table:cell-range-address="$input.$E$24"/>
        <table:named-range table:name="q_e" table:base-cell-address="$consts.$E$5" table:cell-range-address="$consts.$F$5"/>
        <table:named-range table:name="rmax" table:base-cell-address="$input.$D$7" table:cell-range-address="$input.$E$9"/>
        <table:named-range table:name="rmin" table:base-cell-address="$input.$D$8" table:cell-range-address="$input.$E$10"/>
        <table:named-range table:name="T_eV" table:base-cell-address="$input.$D$15" table:cell-range-address="$input.$E$20"/>
        <table:named-range table:name="Vi" table:base-cell-address="$input.$D$23" table:cell-range-address="$input.$E$36"/>
        <table:named-range table:name="v_the" table:base-cell-address="$input.$D$19" table:cell-range-address="$input.$E$21"/>
        <table:named-range table:name="Zi" table:base-cell-address="$input.$D$19" table:cell-range-address="$input.$E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3" number:min-integer-digits="1" number:min-exponent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8:30:47.38698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4.3.7.2$Linux_X86_64 LibreOffice_project/430$Build-2</meta:generator>
    <dc:date>2017-12-03T18:31:45.883393914</dc:date>
    <dc:creator>Thomas Hughes</dc:creator>
    <meta:editing-duration>P4DT12H6M12S</meta:editing-duration>
    <meta:editing-cycles>17</meta:editing-cycles>
    <meta:document-statistic meta:table-count="3" meta:cell-count="101" meta:object-count="0"/>
  </office:meta>
</office:document-meta>
</file>